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78cm"/>
    </style:style>
    <style:style style:name="gr3" style:family="graphic" style:parent-style-name="standard">
      <style:graphic-properties svg:stroke-color="#ffffff" draw:fill-color="#e6e6ff" draw:textarea-horizontal-align="justify" draw:textarea-vertical-align="middle" draw:auto-grow-height="false" fo:min-height="1.528cm" fo:min-width="1.95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ffffff" draw:fill-color="#eeeeee" draw:textarea-horizontal-align="justify" draw:textarea-vertical-align="middle" draw:auto-grow-height="false" fo:min-height="1.593cm" fo:min-width="11.831cm"/>
    </style:style>
    <style:style style:name="gr6" style:family="graphic" style:parent-style-name="standard">
      <style:graphic-properties draw:stroke="none" svg:stroke-color="#ffffff" draw:fill-color="#666666" draw:textarea-horizontal-align="justify" draw:textarea-vertical-align="middle" draw:auto-grow-height="false" fo:min-height="1.226cm" fo:min-width="1.291cm"/>
    </style:style>
    <style:style style:name="gr7" style:family="graphic" style:parent-style-name="standard">
      <style:graphic-properties draw:stroke="none" svg:stroke-color="#ffffff" draw:fill-color="#666666" draw:textarea-horizontal-align="justify" draw:textarea-vertical-align="middle" draw:auto-grow-height="false" fo:min-height="1.226cm" fo:min-width="1.292cm"/>
    </style:style>
    <style:style style:name="gr8" style:family="graphic" style:parent-style-name="standard">
      <style:graphic-properties draw:stroke="none" svg:stroke-color="#ffffff" draw:fill-color="#333333" draw:textarea-horizontal-align="justify" draw:textarea-vertical-align="middle" draw:auto-grow-height="false" fo:min-height="1.226cm" fo:min-width="1.291cm"/>
    </style:style>
    <style:style style:name="gr9" style:family="graphic" style:parent-style-name="standard">
      <style:graphic-properties draw:stroke="none" svg:stroke-color="#ffffff" draw:fill-color="#333333" draw:textarea-horizontal-align="justify" draw:textarea-vertical-align="middle" draw:auto-grow-height="false" fo:min-height="1.225cm" fo:min-width="1.291cm"/>
    </style:style>
    <style:style style:name="gr10" style:family="graphic" style:parent-style-name="standard">
      <style:graphic-properties draw:stroke="none" svg:stroke-color="#ffffff" draw:fill-color="#333333" draw:textarea-horizontal-align="justify" draw:textarea-vertical-align="middle" draw:auto-grow-height="false" fo:min-height="1.226cm" fo:min-width="1.292cm"/>
    </style:style>
    <style:style style:name="gr11" style:family="graphic" style:parent-style-name="standard">
      <style:graphic-properties draw:stroke="none" svg:stroke-color="#ffffff" draw:fill-color="#999999" draw:textarea-horizontal-align="justify" draw:textarea-vertical-align="middle" draw:auto-grow-height="false" fo:min-height="1.226cm" fo:min-width="1.291cm"/>
    </style:style>
    <style:style style:name="gr12" style:family="graphic" style:parent-style-name="standard">
      <style:graphic-properties draw:stroke="none" svg:stroke-color="#ffffff" draw:fill-color="#999999" draw:textarea-horizontal-align="justify" draw:textarea-vertical-align="middle" draw:auto-grow-height="false" fo:min-height="1.225cm" fo:min-width="1.291cm"/>
    </style:style>
    <style:style style:name="gr13" style:family="graphic" style:parent-style-name="standard">
      <style:graphic-properties draw:stroke="none" svg:stroke-color="#ffffff" draw:fill-color="#999999" draw:textarea-horizontal-align="justify" draw:textarea-vertical-align="middle" draw:auto-grow-height="false" fo:min-height="1.226cm" fo:min-width="1.292cm"/>
    </style:style>
    <style:style style:name="gr14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1.226cm" fo:min-width="1.291cm"/>
    </style:style>
    <style:style style:name="gr15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1.225cm" fo:min-width="1.291cm"/>
    </style:style>
    <style:style style:name="gr16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1.226cm" fo:min-width="1.292cm"/>
    </style:style>
    <style:style style:name="gr17" style:family="graphic" style:parent-style-name="objectwithoutfill">
      <style:graphic-properties draw:stroke="dash" draw:stroke-dash="Fine_20_Dashed" svg:stroke-width="0.053cm" svg:stroke-color="#00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draw:stroke="dash" draw:stroke-dash="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01cm"/>
    </style:style>
    <style:style style:name="gr20" style:family="graphic" style:parent-style-name="standard">
      <style:graphic-properties svg:stroke-color="#000000" draw:marker-end="Arrow" draw:textarea-vertical-align="middle"/>
    </style:style>
    <style:style style:name="gr21" style:family="graphic" style:parent-style-name="standard">
      <style:graphic-properties svg:stroke-color="#ffffff" draw:fill-color="#ffcc99" draw:textarea-horizontal-align="justify" draw:textarea-vertical-align="middle" draw:auto-grow-height="false" fo:min-height="1.528cm" fo:min-width="1.954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e6e6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loext:graphic-properties draw:fill-color="#666666"/>
      <style:paragraph-properties fo:text-align="center"/>
      <style:text-properties fo:color="#cccccc"/>
    </style:style>
    <style:style style:name="P7" style:family="paragraph">
      <loext:graphic-properties draw:fill-color="#333333"/>
      <style:paragraph-properties fo:text-align="center"/>
      <style:text-properties fo:color="#cccccc"/>
    </style:style>
    <style:style style:name="P8" style:family="paragraph">
      <loext:graphic-properties draw:fill-color="#999999"/>
      <style:paragraph-properties fo:text-align="center"/>
      <style:text-properties fo:color="#cccccc"/>
    </style:style>
    <style:style style:name="P9" style:family="paragraph">
      <loext:graphic-properties draw:fill-color="#ffffff"/>
      <style:paragraph-properties fo:text-align="center"/>
      <style:text-properties fo:color="#cccccc"/>
    </style:style>
    <style:style style:name="P10" style:family="paragraph">
      <loext:graphic-properties draw:fill-color="#ffcc99"/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cccccc"/>
    </style:style>
    <style:style style:name="T3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onnector draw:style-name="gr1" draw:text-style-name="P1" draw:layer="layout" draw:line-skew="0.57cm 0.646cm" svg:x1="4.71cm" svg:y1="9.017cm" svg:x2="7.684cm" svg:y2="6.67cm" draw:start-shape="id1" draw:start-glue-point="1" draw:end-shape="id2" draw:end-glue-point="3" svg:d="M4710 9017h1539v-2347h1435" svg:viewBox="0 0 2975 2348">
          <text:p/>
        </draw:connector>
        <draw:frame draw:style-name="gr2" draw:text-style-name="P2" xml:id="id3" draw:id="id3" draw:layer="layout" svg:width="5.694cm" svg:height="1.128cm" svg:x="0.624cm" svg:y="5.31cm">
          <draw:text-box>
            <text:p>PrintRequest (PR)</text:p>
          </draw:text-box>
        </draw:frame>
        <draw:custom-shape draw:style-name="gr3" draw:text-style-name="P3" xml:id="id1" draw:id="id1" draw:layer="layout" svg:width="2.454cm" svg:height="1.778cm" svg:x="2.256cm" svg:y="8.128cm">
          <text:p text:style-name="P1"><text:span text:style-name="T1">Dispacher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3.471cm" svg:y1="6.438cm" svg:x2="3.483cm" svg:y2="8.128cm" draw:start-shape="id3" draw:start-glue-point="2" draw:end-shape="id1" draw:end-glue-point="0" svg:d="M3471 6438l12 1690" svg:viewBox="0 0 13 1691">
          <text:p/>
        </draw:connector>
        <draw:custom-shape draw:style-name="gr5" draw:text-style-name="P5" xml:id="id4" draw:id="id4" draw:layer="layout" svg:width="12.331cm" svg:height="1.843cm" svg:x="7.735cm" svg:y="5.63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79cm" svg:height="1.475cm" svg:x="8.603cm" svg:y="5.82cm">
          <text:p text:style-name="P1"><text:span text:style-name="T2">P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6" draw:layer="layout" svg:width="1.79cm" svg:height="1.475cm" svg:x="10.326cm" svg:y="5.821cm">
          <text:p text:style-name="P1"><text:span text:style-name="T2">P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6" draw:layer="layout" svg:width="1.79cm" svg:height="1.475cm" svg:x="12.128cm" svg:y="5.822cm">
          <text:p text:style-name="P1"><text:span text:style-name="T2">P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6" draw:layer="layout" svg:width="1.791cm" svg:height="1.475cm" svg:x="13.851cm" svg:y="5.823cm">
          <text:p text:style-name="P1"><text:span text:style-name="T2">P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6" draw:layer="layout" svg:width="1.79cm" svg:height="1.475cm" svg:x="15.575cm" svg:y="5.823cm">
          <text:p text:style-name="P1"><text:span text:style-name="T2">P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6" draw:layer="layout" svg:width="1.79cm" svg:height="1.475cm" svg:x="17.377cm" svg:y="5.823cm">
          <text:p text:style-name="P1"><text:span text:style-name="T2">P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5" xml:id="id5" draw:id="id5" draw:layer="layout" svg:width="12.331cm" svg:height="1.843cm" svg:x="7.735cm" svg:y="3.3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79cm" svg:height="1.475cm" svg:x="8.603cm" svg:y="3.498cm">
          <text:p text:style-name="P1"><text:span text:style-name="T2">P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7" draw:layer="layout" svg:width="1.79cm" svg:height="1.474cm" svg:x="10.326cm" svg:y="3.499cm">
          <text:p text:style-name="P1"><text:span text:style-name="T2">P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7" draw:layer="layout" svg:width="1.79cm" svg:height="1.475cm" svg:x="12.128cm" svg:y="3.499cm">
          <text:p text:style-name="P1"><text:span text:style-name="T2">P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7" draw:layer="layout" svg:width="1.791cm" svg:height="1.475cm" svg:x="13.851cm" svg:y="3.5cm">
          <text:p text:style-name="P1"><text:span text:style-name="T2">P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7" draw:layer="layout" svg:width="1.79cm" svg:height="1.475cm" svg:x="15.575cm" svg:y="3.5cm">
          <text:p text:style-name="P1"><text:span text:style-name="T2">P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7" draw:layer="layout" svg:width="1.79cm" svg:height="1.475cm" svg:x="17.377cm" svg:y="3.5cm">
          <text:p text:style-name="P1"><text:span text:style-name="T2">P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12.331cm" svg:height="1.843cm" svg:x="7.735cm" svg:y="7.95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79cm" svg:height="1.475cm" svg:x="8.603cm" svg:y="8.143cm">
          <text:p text:style-name="P1"><text:span text:style-name="T2">P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8" draw:layer="layout" svg:width="1.79cm" svg:height="1.475cm" svg:x="10.326cm" svg:y="8.144cm">
          <text:p text:style-name="P1"><text:span text:style-name="T2">P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8" draw:layer="layout" svg:width="1.79cm" svg:height="1.474cm" svg:x="12.128cm" svg:y="8.145cm">
          <text:p text:style-name="P1"><text:span text:style-name="T2">P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3" draw:text-style-name="P8" draw:layer="layout" svg:width="1.791cm" svg:height="1.475cm" svg:x="13.851cm" svg:y="8.145cm">
          <text:p text:style-name="P1"><text:span text:style-name="T2">P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8" draw:layer="layout" svg:width="1.79cm" svg:height="1.475cm" svg:x="15.575cm" svg:y="8.145cm">
          <text:p text:style-name="P1"><text:span text:style-name="T2">P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8" draw:layer="layout" svg:width="1.79cm" svg:height="1.475cm" svg:x="17.377cm" svg:y="8.145cm">
          <text:p text:style-name="P1"><text:span text:style-name="T2">P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5" xml:id="id6" draw:id="id6" draw:layer="layout" svg:width="12.331cm" svg:height="1.843cm" svg:x="7.735cm" svg:y="12.38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1.79cm" svg:height="1.475cm" svg:x="8.603cm" svg:y="12.571cm">
          <text:p text:style-name="P1"><text:span text:style-name="T2">P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9" draw:layer="layout" svg:width="1.79cm" svg:height="1.474cm" svg:x="10.326cm" svg:y="12.572cm">
          <text:p text:style-name="P1"><text:span text:style-name="T2">P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4" draw:text-style-name="P9" draw:layer="layout" svg:width="1.79cm" svg:height="1.475cm" svg:x="12.128cm" svg:y="12.572cm">
          <text:p text:style-name="P1"><text:span text:style-name="T2">P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6" draw:text-style-name="P9" draw:layer="layout" svg:width="1.791cm" svg:height="1.475cm" svg:x="13.851cm" svg:y="12.573cm">
          <text:p text:style-name="P1"><text:span text:style-name="T2">P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4" draw:text-style-name="P9" draw:layer="layout" svg:width="1.79cm" svg:height="1.475cm" svg:x="15.575cm" svg:y="12.573cm">
          <text:p text:style-name="P1"><text:span text:style-name="T2">P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4" draw:text-style-name="P9" draw:layer="layout" svg:width="1.79cm" svg:height="1.475cm" svg:x="17.377cm" svg:y="12.573cm">
          <text:p text:style-name="P1"><text:span text:style-name="T2">P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onnector draw:style-name="gr17" draw:text-style-name="P4" draw:layer="layout" draw:type="curve" draw:line-skew="0.391cm 2.528cm -0.757cm" svg:x1="20.066cm" svg:y1="6.552cm" svg:x2="7.735cm" svg:y2="4.229cm" draw:start-shape="id4" draw:start-glue-point="1" draw:end-shape="id5" draw:end-glue-point="3" svg:d="M20066 6552c1336 0 892-1218-6349-1218-7240 0-7870-1105-5982-1105" svg:viewBox="0 0 13835 2324">
          <text:p/>
        </draw:connector>
        <draw:connector draw:style-name="gr18" draw:text-style-name="P4" xml:id="id2" draw:id="id2" draw:layer="layout" draw:type="curve" draw:line-skew="0.391cm 2.528cm -0.757cm" svg:x1="20.015cm" svg:y1="8.993cm" svg:x2="7.684cm" svg:y2="6.67cm" svg:d="M20015 8993c1336 0 892-1218-6349-1218-7240 0-7870-1105-5982-1105" svg:viewBox="0 0 13835 2324">
          <text:p/>
        </draw:connector>
        <draw:connector draw:style-name="gr18" draw:text-style-name="P4" draw:layer="layout" draw:type="curve" draw:line-skew="0.391cm 2.528cm -0.757cm" svg:x1="19.964cm" svg:y1="13.434cm" svg:x2="7.633cm" svg:y2="11.111cm" svg:d="M19964 13434c1336 0 892-1218-6349-1218-7240 0-7870-1105-5982-1105" svg:viewBox="0 0 13835 2324">
          <text:p/>
        </draw:connector>
        <draw:frame draw:style-name="gr2" draw:text-style-name="P2" xml:id="id7" draw:id="id7" draw:layer="layout" svg:width="1.524cm" svg:height="1.256cm" svg:x="20.628cm" svg:y="3.71cm">
          <draw:text-box>
            <text:p>q<text:span text:style-name="T3">0</text:span></text:p>
          </draw:text-box>
        </draw:frame>
        <draw:frame draw:style-name="gr2" draw:text-style-name="P2" xml:id="id9" draw:id="id9" draw:layer="layout" svg:width="1.524cm" svg:height="1.256cm" svg:x="20.628cm" svg:y="5.91cm">
          <draw:text-box>
            <text:p>q<text:span text:style-name="T3">1</text:span></text:p>
          </draw:text-box>
        </draw:frame>
        <draw:frame draw:style-name="gr2" draw:text-style-name="P2" xml:id="id10" draw:id="id10" draw:layer="layout" svg:width="1.524cm" svg:height="1.256cm" svg:x="20.628cm" svg:y="8.384cm">
          <draw:text-box>
            <text:p>q<text:span text:style-name="T3">2</text:span></text:p>
          </draw:text-box>
        </draw:frame>
        <draw:frame draw:style-name="gr19" draw:text-style-name="P2" xml:id="id11" draw:id="id11" draw:layer="layout" svg:width="1.724cm" svg:height="1.26cm" svg:x="20.628cm" svg:y="12.71cm">
          <draw:text-box>
            <text:p>q<text:span text:style-name="T3">n-1</text:span></text:p>
          </draw:text-box>
        </draw:frame>
        <draw:connector draw:style-name="gr1" draw:text-style-name="P1" draw:layer="layout" draw:line-skew="0.027cm" svg:x1="4.71cm" svg:y1="9.017cm" svg:x2="7.735cm" svg:y2="4.229cm" draw:start-shape="id1" draw:start-glue-point="1" draw:end-shape="id5" draw:end-glue-point="3" svg:d="M4710 9017h1539v-4788h1486" svg:viewBox="0 0 3026 4789">
          <text:p/>
        </draw:connector>
        <draw:connector draw:style-name="gr20" draw:text-style-name="P1" draw:layer="layout" draw:line-skew="0.027cm" svg:x1="4.71cm" svg:y1="9.017cm" svg:x2="7.735cm" svg:y2="13.302cm" draw:start-shape="id1" draw:start-glue-point="1" draw:end-shape="id6" svg:d="M4710 9017h1539v4285h1486" svg:viewBox="0 0 3026 4286">
          <text:p/>
        </draw:connector>
        <draw:custom-shape draw:style-name="gr21" draw:text-style-name="P10" xml:id="id8" draw:id="id8" draw:layer="layout" svg:width="2.454cm" svg:height="1.778cm" svg:x="24.556cm" svg:y="8.128cm">
          <text:p text:style-name="P1"><text:span text:style-name="T1">Printer</text:span></text:p>
          <draw:enhanced-geometry svg:viewBox="0 0 21600 21600" draw:type="rectangle" draw:enhanced-path="M 0 0 L 21600 0 21600 21600 0 21600 0 0 Z N"/>
        </draw:custom-shape>
        <draw:frame draw:style-name="gr22" draw:text-style-name="P2" draw:layer="layout" svg:width="11.684cm" svg:height="2.261cm" svg:x="7.874cm" svg:y="10.12cm">
          <draw:text-box>
            <text:p>q<text:span text:style-name="T3">n-1</text:span> promote one PR after every k dequeue operations from q<text:span text:style-name="T3">n-2</text:span></text:p>
          </draw:text-box>
        </draw:frame>
        <draw:connector draw:style-name="gr4" draw:text-style-name="P4" draw:layer="layout" svg:x1="22.152cm" svg:y1="4.338cm" svg:x2="24.556cm" svg:y2="9.017cm" draw:start-shape="id7" draw:start-glue-point="1" draw:end-shape="id8" draw:end-glue-point="3" svg:d="M22152 4338h1202v4679h1202" svg:viewBox="0 0 2405 4680">
          <text:p/>
        </draw:connector>
        <draw:connector draw:style-name="gr1" draw:text-style-name="P1" draw:layer="layout" svg:x1="22.152cm" svg:y1="6.538cm" svg:x2="24.556cm" svg:y2="9.017cm" draw:start-shape="id9" draw:start-glue-point="1" draw:end-shape="id8" draw:end-glue-point="3" svg:d="M22152 6538h1202v2479h1202" svg:viewBox="0 0 2405 2480">
          <text:p/>
        </draw:connector>
        <draw:connector draw:style-name="gr1" draw:text-style-name="P1" xml:id="id12" draw:id="id12" draw:layer="layout" svg:x1="22.152cm" svg:y1="9.012cm" svg:x2="24.556cm" svg:y2="9.017cm" draw:start-shape="id10" draw:start-glue-point="1" draw:end-shape="id8" svg:d="M22152 9012h1202v5h1202" svg:viewBox="0 0 2405 6">
          <text:p/>
        </draw:connector>
        <draw:connector draw:style-name="gr1" draw:text-style-name="P1" draw:layer="layout" svg:x1="22.352cm" svg:y1="13.34cm" svg:x2="23.354cm" svg:y2="9.014cm" draw:start-shape="id11" draw:start-glue-point="1" draw:end-shape="id12" draw:end-glue-point="0" svg:d="M22352 13340h1002v-4326" svg:viewBox="0 0 1003 4327">
          <text:p/>
        </draw:connector>
        <presentation:notes draw:style-name="dp2">
          <draw:page-thumbnail draw:style-name="gr23" draw:layer="layout" svg:width="13.968cm" svg:height="10.476cm" svg:x="3.81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6T19:45:21.829403633</meta:creation-date>
    <dc:date>2016-05-26T22:20:24.343553060</dc:date>
    <meta:editing-duration>PT34M4S</meta:editing-duration>
    <meta:editing-cycles>7</meta:editing-cycles>
    <meta:generator>LibreOffice/5.1.1.3$Linux_X86_64 LibreOffice_project/10m0$Build-3</meta:generator>
    <meta:document-statistic meta:object-count="70"/>
  </office:meta>
</office:document-meta>
</file>